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0pt" style:font-size-asian="10pt" style:font-size-complex="10pt"/>
    </style:style>
    <style:style style:name="P2" style:family="paragraph" style:parent-style-name="Preformatted_20_Text">
      <style:text-properties fo:color="#000000" style:font-name="Courier New" fo:font-size="10pt" style:font-size-asian="10pt" style:font-size-complex="10pt"/>
    </style:style>
    <style:style style:name="P3" style:family="paragraph" style:parent-style-name="Preformatted_20_Text">
      <style:paragraph-properties fo:margin-top="0cm" fo:margin-bottom="0.499cm"/>
      <style:text-properties fo:color="#000000" style:font-name="Courier New" fo:font-size="10pt" style:font-size-asian="10pt" style:font-size-complex="10pt"/>
    </style:style>
    <style:style style:name="P4" style:family="paragraph" style:parent-style-name="Preformatted_20_Text">
      <style:paragraph-properties fo:margin-top="0cm" fo:margin-bottom="0.499cm"/>
      <style:text-properties fo:color="#000000" style:font-name="Courier New" fo:font-size="10pt" style:font-name-asian="Consolas" style:font-size-asian="10pt" style:font-name-complex="Consolas" style:font-size-complex="10pt"/>
    </style:style>
    <style:style style:name="P5" style:family="paragraph" style:parent-style-name="Preformatted_20_Text">
      <style:text-properties fo:color="#000000" style:font-name="Courier New" fo:font-size="10pt" style:font-size-asian="10pt" style:font-size-complex="10pt"/>
    </style:style>
    <style:style style:name="T1" style:family="text">
      <style:text-properties fo:color="#000000" style:font-name="Courier New" fo:font-size="10pt" style:font-name-asian="Consolas" style:font-size-asian="10pt" style:font-name-complex="Consolas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!doctype html&gt; </text:p>
      <text:p text:style-name="P2">&lt;html&gt; </text:p>
      <text:p text:style-name="P2"/>
      <text:p text:style-name="P2">Dieses Projekt verwendet ControlsFX 8.40.9:</text:p>
      <text:p text:style-name="P2"/>
      <text:p text:style-name="P2">/**</text:p>
      <text:p text:style-name="P2"><text:bookmark text:name="license.txt-2"/><text:s/>* Copyright (c) 2013, 2014, ControlsFX</text:p>
      <text:p text:style-name="P2"><text:bookmark text:name="license.txt-3"/><text:s/>* All rights reserved.</text:p>
      <text:p text:style-name="P2"><text:bookmark text:name="license.txt-4"/><text:s/>*</text:p>
      <text:p text:style-name="P2"><text:bookmark text:name="license.txt-5"/><text:s/>* Redistribution and use in source and binary forms, with or without</text:p>
      <text:p text:style-name="P2"><text:bookmark text:name="license.txt-6"/><text:s/>* modification, are permitted provided that the following conditions are met:</text:p>
      <text:p text:style-name="P2"><text:bookmark text:name="license.txt-7"/><text:s/>* <text:s text:c="4"/>* Redistributions of source code must retain the above copyright</text:p>
      <text:p text:style-name="P2"><text:bookmark text:name="license.txt-8"/><text:s/>* notice, this list of conditions and the following disclaimer.</text:p>
      <text:p text:style-name="P2"><text:bookmark text:name="license.txt-9"/><text:s/>* <text:s text:c="4"/>* Redistributions in binary form must reproduce the above copyright</text:p>
      <text:p text:style-name="P2"><text:bookmark text:name="license.txt-10"/><text:s/>* notice, this list of conditions and the following disclaimer in the</text:p>
      <text:p text:style-name="P2"><text:bookmark text:name="license.txt-11"/><text:s/>* documentation and/or other materials provided with the distribution.</text:p>
      <text:p text:style-name="P2"><text:bookmark text:name="license.txt-12"/><text:s/>* <text:s text:c="4"/>* Neither the name of ControlsFX, any associated website, nor the</text:p>
      <text:p text:style-name="P2"><text:bookmark text:name="license.txt-13"/><text:s/>* names of its contributors may be used to endorse or promote products</text:p>
      <text:p text:style-name="P2"><text:bookmark text:name="license.txt-14"/><text:s/>* derived from this software without specific prior written permission.</text:p>
      <text:p text:style-name="P2"><text:bookmark text:name="license.txt-15"/><text:s/>*</text:p>
      <text:p text:style-name="P2"><text:bookmark text:name="license.txt-16"/><text:s/>* THIS SOFTWARE IS PROVIDED BY THE COPYRIGHT HOLDERS AND CONTRIBUTORS "AS IS" AND</text:p>
      <text:p text:style-name="P2"><text:bookmark text:name="license.txt-17"/><text:s/>* ANY EXPRESS OR IMPLIED WARRANTIES, INCLUDING, BUT NOT LIMITED TO, THE IMPLIED</text:p>
      <text:p text:style-name="P2"><text:bookmark text:name="license.txt-18"/><text:s/>* WARRANTIES OF MERCHANTABILITY AND FITNESS FOR A PARTICULAR PURPOSE ARE</text:p>
      <text:p text:style-name="P2"><text:bookmark text:name="license.txt-19"/><text:s/>* DISCLAIMED. IN NO EVENT SHALL CONTROLSFX BE LIABLE FOR ANY</text:p>
      <text:p text:style-name="P2"><text:bookmark text:name="license.txt-20"/><text:s/>* DIRECT, INDIRECT, INCIDENTAL, SPECIAL, EXEMPLARY, OR CONSEQUENTIAL DAMAGES</text:p>
      <text:p text:style-name="P2"><text:bookmark text:name="license.txt-21"/><text:s/>* (INCLUDING, BUT NOT LIMITED TO, PROCUREMENT OF SUBSTITUTE GOODS OR SERVICES;</text:p>
      <text:p text:style-name="P2"><text:bookmark text:name="license.txt-22"/><text:s/>* LOSS OF USE, DATA, OR PROFITS; OR BUSINESS INTERRUPTION) HOWEVER CAUSED AND</text:p>
      <text:p text:style-name="P2"><text:bookmark text:name="license.txt-23"/><text:s/>* ON ANY THEORY OF LIABILITY, WHETHER IN CONTRACT, STRICT LIABILITY, OR TORT</text:p>
      <text:p text:style-name="P2"><text:bookmark text:name="license.txt-24"/><text:s/>* (INCLUDING NEGLIGENCE OR OTHERWISE) ARISING IN ANY WAY OUT OF THE USE OF THIS</text:p>
      <text:p text:style-name="P2"><text:bookmark text:name="license.txt-25"/><text:s/>* SOFTWARE, EVEN IF ADVISED OF THE POSSIBILITY OF SUCH DAMAGE.</text:p>
      <text:p text:style-name="P3"><text:bookmark text:name="license.txt-26"/><text:s/>*/</text:p>
      <text:p text:style-name="P3">Verwendete Grafiken (MIDI-Player):</text:p>
      <text:p text:style-name="P4">&lt;div&gt;Icons made by &lt;a href="http://www.flaticon.com/authors/elegant-themes" title="Elegant Themes"&gt;Elegant Themes&lt;/a&gt;, &lt;a href="http://www.flaticon.com/authors/icomoon" title="Icomoon"&gt;Icomoon&lt;/a&gt; from &lt;a href="http://www.flaticon.com" title="Flaticon"&gt;www.flaticon.com&lt;/a&gt; <text:s text:c="12"/>is licensed by &lt;a href="http://creativecommons.org/licenses/by/3.0/" title="Creative Commons BY 3.0"&gt;CC BY 3.0&lt;/a&gt;&lt;/div&gt;</text:p>
      <text:p text:style-name="P1">Verwendete Grafiken (Icon):</text:p>
      <text:p text:style-name="Standard"/>
      <text:p text:style-name="Preformatted_20_Text"><text:span text:style-name="T1">&lt;div&gt;Icon made by &lt;a href="</text:span>http://www.iconarchive.com/artist/iconleak.html<text:span text:style-name="T1">" title="Iconleak"&gt;Iconleak&lt;/a&gt; from &lt;a href="http://www.iconarchive.com/" title="Iconarchive"&gt;</text:span><text:a xlink:type="simple" xlink:href="http://www.iconarchive.com/" text:style-name="Internet_20_link" text:visited-style-name="Visited_20_Internet_20_Link">http://www.iconarchive.com/</text:a><text:span text:style-name="T1">&lt;/a&gt;&lt;/div&gt;</text:span></text:p>
      <text:p text:style-name="Preformatted_20_Text"><text:span text:style-name="T1"/></text:p>
      <text:p text:style-name="Preformatted_20_Text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ob Mache</meta:initial-creator>
    <meta:creation-date>2015-12-11T17:43:55.20</meta:creation-date>
    <dc:date>2015-12-11T17:58:40.02</dc:date>
    <dc:creator>Jakob Mache</dc:creator>
    <meta:editing-duration>PT12M22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4" meta:word-count="298" meta:character-count="2280"/>
  </office:meta>
</office:document-meta>
</file>